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082cm" svg:height="3.405cm" svg:x="3.864cm" svg:y="8.212cm">
          <draw:text-box>
            <text:p text:style-name="P1"><text:span text:style-name="T1">TOP-MRP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09T20:48:20</meta:creation-date>
    <dc:date>2017-07-09T20:49:16</dc:date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